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034" officeooo:paragraph-rsid="00003034"/>
    </style:style>
    <style:style style:name="P2" style:family="paragraph" style:parent-style-name="Standard">
      <style:text-properties officeooo:rsid="00003034" officeooo:paragraph-rsid="00011daf"/>
    </style:style>
    <style:style style:name="P3" style:family="paragraph" style:parent-style-name="Standard">
      <style:text-properties officeooo:rsid="0002b9cd" officeooo:paragraph-rsid="0002b9cd"/>
    </style:style>
    <style:style style:name="P4" style:family="paragraph" style:parent-style-name="Standard">
      <style:text-properties officeooo:paragraph-rsid="0002b9cd"/>
    </style:style>
    <style:style style:name="P5" style:family="paragraph" style:parent-style-name="Standard">
      <style:text-properties officeooo:rsid="00033239" officeooo:paragraph-rsid="00033239"/>
    </style:style>
    <style:style style:name="T1" style:family="text">
      <style:text-properties officeooo:rsid="00011daf"/>
    </style:style>
    <style:style style:name="T2" style:family="text">
      <style:text-properties officeooo:rsid="0002b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-1 </text:p>
      <text:p text:style-name="P1">Hay añadida una línea que no aparece en el DTD.</text:p>
      <text:p text:style-name="P1"/>
      <text:p text:style-name="P1">Exercise 1-2 </text:p>
      <text:p text:style-name="P1">Letter se repite cuando en el DTD aparece que no.</text:p>
      <text:p text:style-name="P1"/>
      <text:p text:style-name="P1">Exercise 1-3 </text:p>
      <text:p text:style-name="P1">Aparece texto cuando no dice en el DTD que tenga.</text:p>
      <text:p text:style-name="P1"/>
      <text:p text:style-name="P1">Exercise 1-4 <text:s/></text:p>
      <text:p text:style-name="P1">El elemento flower no aparece cuando en el <text:span text:style-name="T1">DTD dice que aparece una vez como mínimo.</text:span></text:p>
      <text:p text:style-name="P1"/>
      <text:p text:style-name="P2">Exercise 1-5 </text:p>
      <text:p text:style-name="P2"><text:span text:style-name="T1">Los elementos “cat” y “dog” no dice el DTD que aparezcan.</text:span></text:p>
      <text:p text:style-name="P2"/>
      <text:p text:style-name="P2">Exercise 1-6 </text:p>
      <text:p text:style-name="P3">Cuando se repite “name” y “birth” están intercambiados.</text:p>
      <text:p text:style-name="P3"/>
      <text:p text:style-name="P3">Exercise 1-7 </text:p>
      <text:p text:style-name="P4"><text:span text:style-name="T2">Los elementos “name” y “alias” puede aparecer uno o el otro pero no los dos.</text:span></text:p>
      <text:p text:style-name="P4"/>
      <text:p text:style-name="P4">Exercise 1-8 </text:p>
      <text:p text:style-name="P5">En el primero no aparece “mobilephone” cuando debe de aparecer y en el segundo se intercambia de fila con “landphone”.</text:p>
      <text:p text:style-name="P5"/>
      <text:p text:style-name="P5">Exercise 1-9 </text:p>
      <text:p text:style-name="P5">En el primero aparece dos elementos cuando en el DTD dice que se elige a uno.</text:p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0T08:32:11.500000000</meta:creation-date>
    <dc:date>2022-10-20T09:13:05.264000000</dc:date>
    <meta:editing-duration>PT11S</meta:editing-duration>
    <meta:editing-cycles>1</meta:editing-cycles>
    <meta:document-statistic meta:table-count="0" meta:image-count="0" meta:object-count="0" meta:page-count="1" meta:paragraph-count="18" meta:word-count="134" meta:character-count="730" meta:non-whitespace-character-count="604"/>
    <meta:generator>LibreOffice/6.2.6.2$Windows_X86_64 LibreOffice_project/684e730861356e74889dfe6dbddd3562aae2e6ad</meta:generator>
  </office:meta>
</office:document-meta>
</file>